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093" officeooo:paragraph-rsid="00169093"/>
    </style:style>
    <style:style style:name="P2" style:family="paragraph" style:parent-style-name="Standard">
      <style:text-properties officeooo:rsid="0018660a" officeooo:paragraph-rsid="0018660a"/>
    </style:style>
    <style:style style:name="P3" style:family="paragraph" style:parent-style-name="Standard">
      <style:text-properties officeooo:rsid="001dab52" officeooo:paragraph-rsid="001dab52"/>
    </style:style>
    <style:style style:name="P4" style:family="paragraph" style:parent-style-name="Standard">
      <style:text-properties officeooo:rsid="001e11ac" officeooo:paragraph-rsid="001e11ac"/>
    </style:style>
    <style:style style:name="P5" style:family="paragraph" style:parent-style-name="Standard">
      <style:text-properties officeooo:rsid="0021a48c" officeooo:paragraph-rsid="0021a48c"/>
    </style:style>
    <style:style style:name="P6" style:family="paragraph" style:parent-style-name="Standard">
      <style:text-properties officeooo:rsid="0021dbd3" officeooo:paragraph-rsid="0021dbd3"/>
    </style:style>
    <style:style style:name="P7" style:family="paragraph" style:parent-style-name="Standard">
      <style:text-properties officeooo:rsid="0023da0b" officeooo:paragraph-rsid="0023da0b"/>
    </style:style>
    <style:style style:name="P8" style:family="paragraph" style:parent-style-name="Standard">
      <style:text-properties officeooo:rsid="00249871" officeooo:paragraph-rsid="00249871"/>
    </style:style>
    <style:style style:name="P9" style:family="paragraph" style:parent-style-name="Standard">
      <style:text-properties officeooo:rsid="00255f10" officeooo:paragraph-rsid="00255f10"/>
    </style:style>
    <style:style style:name="T1" style:family="text">
      <style:text-properties officeooo:rsid="0018660a"/>
    </style:style>
    <style:style style:name="T2" style:family="text">
      <style:text-properties officeooo:rsid="0019e465"/>
    </style:style>
    <style:style style:name="T3" style:family="text">
      <style:text-properties officeooo:rsid="001e11ac"/>
    </style:style>
    <style:style style:name="T4" style:family="text">
      <style:text-properties officeooo:rsid="001fedc8"/>
    </style:style>
    <style:style style:name="T5" style:family="text">
      <style:text-properties officeooo:rsid="0023da0b"/>
    </style:style>
    <style:style style:name="T6" style:family="text">
      <style:text-properties officeooo:rsid="00255f10"/>
    </style:style>
    <style:style style:name="T7" style:family="text">
      <style:text-properties officeooo:rsid="002690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ůběh vývoje:</text:p>
      <text:p text:style-name="P1">Na projektu se podílel čtyřčlenný tým, bylo tedy třeba dobře rozdělit a rozvrhnout práci. Po domluvě jsme využili verzovací systém git na serveru github.com. Problémy a postup řešení projektu jsme konzultovali alespoň dvakrát týdně. Na začátku měl každý přidělenou část projektu, kterou měl zpracovat(vyjma složitějších částí, které jsme dělali společně), a následně jsme jednotlivé moduly začali propojovat mezi sebou.</text:p>
      <text:p text:style-name="P1"/>
      <text:p text:style-name="P1">Lex analýza</text:p>
      <text:p text:style-name="P9">uz jsem doplnil, <text:span text:style-name="T7">snad ok</text:span></text:p>
      <text:p text:style-name="P1"/>
      <text:p text:style-name="P1">Syntaktická analýza</text:p>
      <text:p text:style-name="P1">Syntaktický analyzátor (PARSER) je jádro celého překladače. Na základě pravidel sestavených dle LL – gramatiky(Příloha 4.A a 4.B) jsme vytvořili funkce pro rekurzivní sestup, který je kombinovaný s precedenční analýzou <text:span text:style-name="T1">pro výpočet výrazů. SA žádá LA o tokeny, které následně zpracovává.</text:span></text:p>
      <text:p text:style-name="P1"/>
      <text:p text:style-name="P2">Precedenční analýza</text:p>
      <text:p text:style-name="P2">Precedenční analýza je separátní část SA, která se stará o zpracování výrazů. <text:span text:style-name="T2">Nejprve jsme si vytvořili seznam redukčních pravidel a <text:s/>precedenční tabulku dle priority operátorů. Tabulka byla implementována pomocí dvourozměrného pole ENUMů, kde sloupce vyjadřovaly aktuální token na vstupu a řádky symbol na zásobníku. Aby jsme v tabulce mohli řádně indexovat, převedli jsme vstupní token automaticky na stejný datový typ jako symboly na zásobníku. Dále jsme si vytvořili funkce pro ověření pravidel a následnou redukci v případě správně nalezeného pravidla. Hlavní tělo precedenční analýzy jsme implementovali dle algoritmu z přednášky. Ten spočívá v nalezení indexu <text:s/>v precedenční tabulce a jeho vyhodnocení dle předepsaných pravidel. Zde jsme provedli změny ohledně <text:s/>práci s tokeny; namísto žádání LA o další token si pouze posuneme ukazatel na další prvek v bufferu, do kterého si tokenu ukládáme.<text:line-break/>Vzhledem k tomu, že jazyk IFJ18 je dynamicky typovaný, tak jsme sémantické kontroly výrazů nemohly provádět zde, ale až na úrovni generování.</text:span></text:p>
      <text:p text:style-name="P2"/>
      <text:p text:style-name="P3">Generování</text:p>
      <text:p text:style-name="P8">TODO</text:p>
      <text:p text:style-name="P3"/>
      <text:p text:style-name="P3">Použité algoritmy a datové struktury</text:p>
      <text:p text:style-name="P3"/>
      <text:p text:style-name="P4">Buffer</text:p>
      <text:p text:style-name="P4">Ačkoliv jsme měli využívat LL(1) gramatiku, tak v několika případech bylo nutno se podívat o více než jeden token dopředu. Z tohoto důvodu jsme implementovali buffer, do kterého jsme tokeny nahrávali. Pokud se tedy SA potřebovala podívat o více tokenů dopředu a následně je vrátit, tak jednoduše posunula ukazatel na aktuální prvek v bufferu dozadu.</text:p>
      <text:p text:style-name="P4"/>
      <text:p text:style-name="P4">BVS</text:p>
      <text:p text:style-name="P3">Vzhledem k tomu, že naše skupina má variantu 1, tak jsme tabulku symbolů implementovali pomocí binárního stromu. Každá položka(uzel) BVS v sobě obsah<text:span text:style-name="T3">uje vyjma ukazatele na levý a pravý podstrom a ukazetele na podtabulku, </text:span>informace, zda se jedná o proměnnou či funkci, či byla definovaná a počet parametrů v případě funkce.</text:p>
      <text:p text:style-name="P3"/>
      <text:p text:style-name="P4">Dynamický string</text:p>
      <text:p text:style-name="P4">Vzhledem k tomu, že v jazyce C neexistuje typ string, tak jsm<text:span text:style-name="T4">e byli nuceni si vytvořit vlastní datový typ pro řetězec, abychom mohli provádět kupříkladu konkatenaci. V tomto případě jsme se inspirovali soubory str.c a str.h z ukázkového interpretu dostupného na stránkách předmětu.</text:span></text:p>
      <text:p text:style-name="P4"/>
      <text:p text:style-name="P5"><text:soft-page-break/></text:p>
      <text:p text:style-name="P5">Zásobník</text:p>
      <text:p text:style-name="P5">Zásobník bylo nutné implementovat hned z několika důvodů. Jedním z nich bylo jeho užití v PSA, která na zásobníku prováděla zpracování výrazů. Dále jsme jej využili při převodu výrazu infix na postfix, aby byl připraven na následné generování.</text:p>
      <text:p text:style-name="P5"/>
      <text:p text:style-name="P6">Závěr</text:p>
      <text:p text:style-name="P6">Už ze začátku bylo jasné, že se bude jednat o zatím největší projekt, co jsme zde měli, proto jsme ho nechtěli podcenit. Ovšem práce v průběhu semestru bylo poměrně dost, tudíž jsme s projektem začali o dost později, než bylo původně v plánu. <text:span text:style-name="T5">V průběhu práce na projektu jsme se potýkali s řadou problémů, které povětšinou vyřešily diskuzní fórum, slidy z přednášek či vzájemné diskuze.</text:span></text:p>
      <text:p text:style-name="P6"/>
      <text:p text:style-name="P7">DKA</text:p>
      <text:p text:style-name="P7"/>
      <text:p text:style-name="P7">LL- Tabulka/gramatika</text:p>
      <text:p text:style-name="P7"/>
      <text:p text:style-name="P7">Precedencni tabulka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2:27:14.823985722</meta:creation-date>
    <dc:date>2018-12-05T04:39:56.422103011</dc:date>
    <meta:editing-duration>PT16M2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24" meta:word-count="536" meta:character-count="3546" meta:non-whitespace-character-count="3030"/>
  </office:meta>
</office:document-meta>
</file>